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75.71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27.81pt"/>
    </style:style>
    <style:style style:name="co11" style:family="table-column">
      <style:table-column-properties fo:break-before="auto" style:column-width="40.99pt"/>
    </style:style>
    <style:style style:name="co12" style:family="table-column">
      <style:table-column-properties fo:break-before="auto" style:column-width="56.95pt"/>
    </style:style>
    <style:style style:name="co13" style:family="table-column">
      <style:table-column-properties fo:break-before="auto" style:column-width="58.3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Reliability">
      <style:table-properties table:display="true" style:writing-mode="lr-tb"/>
    </style:style>
    <style:style style:name="ta2" style:family="table" style:master-page-name="PageStyle_5f_Availability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liabilit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10" table:default-cell-style-name="Default"/>
        <table:table-column table:style-name="co9" table:number-columns-repeated="998" table:default-cell-style-name="Default"/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4" table:number-rows-spanned="1">
            <text:p>lambda1 = 10^(-2)</text:p>
          </table:table-cell>
          <table:covered-table-cell table:number-columns-repeated="2" table:style-name="ce4"/>
          <table:covered-table-cell table:style-name="ce6"/>
          <table:table-cell table:style-name="ce1" table:number-columns-repeated="2"/>
          <table:table-cell table:style-name="ce2" office:value-type="string" calcext:value-type="string" table:number-columns-spanned="4" table:number-rows-spanned="1">
            <text:p>lambda2 = 10^(-3)</text:p>
          </table:table-cell>
          <table:covered-table-cell table:number-columns-repeated="2" table:style-name="ce4"/>
          <table:covered-table-cell table:style-name="ce6"/>
          <table:table-cell table:style-name="ce1" table:number-columns-repeated="2"/>
          <table:table-cell table:style-name="ce2" office:value-type="string" calcext:value-type="string" table:number-columns-spanned="4" table:number-rows-spanned="1">
            <text:p>lambda3 = 10^(-4)</text:p>
          </table:table-cell>
          <table:covered-table-cell table:number-columns-repeated="2" table:style-name="ce4"/>
          <table:covered-table-cell table:style-name="ce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time (h)</text:p>
          </table:table-cell>
          <table:table-cell table:style-name="ce2" office:value-type="string" calcext:value-type="string">
            <text:p>mu1</text:p>
          </table:table-cell>
          <table:table-cell table:style-name="ce2" office:value-type="string" calcext:value-type="string">
            <text:p>mu2</text:p>
          </table:table-cell>
          <table:table-cell table:style-name="ce2" office:value-type="string" calcext:value-type="string">
            <text:p>mu3</text:p>
          </table:table-cell>
          <table:table-cell table:style-name="ce1" table:number-columns-repeated="2"/>
          <table:table-cell table:style-name="ce2" office:value-type="string" calcext:value-type="string">
            <text:p>time (h)</text:p>
          </table:table-cell>
          <table:table-cell table:style-name="ce2" office:value-type="string" calcext:value-type="string">
            <text:p>mu1 = 10^(-2)</text:p>
          </table:table-cell>
          <table:table-cell table:style-name="ce2" office:value-type="string" calcext:value-type="string">
            <text:p>mu2 = 10^(-3)</text:p>
          </table:table-cell>
          <table:table-cell table:style-name="ce2" office:value-type="string" calcext:value-type="string">
            <text:p>mu3 = 10^(-4)</text:p>
          </table:table-cell>
          <table:table-cell table:style-name="ce1" table:number-columns-repeated="2"/>
          <table:table-cell table:style-name="ce2" office:value-type="string" calcext:value-type="string">
            <text:p>time (h)</text:p>
          </table:table-cell>
          <table:table-cell table:style-name="ce2" office:value-type="string" calcext:value-type="string">
            <text:p>mu1 = 10^(-2)</text:p>
          </table:table-cell>
          <table:table-cell table:style-name="ce2" office:value-type="string" calcext:value-type="string">
            <text:p>mu2 = 10^(-3)</text:p>
          </table:table-cell>
          <table:table-cell table:style-name="ce2" office:value-type="string" calcext:value-type="string">
            <text:p>mu3 = 10^(-4)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3" table:style-name="ce5" office:value-type="float" office:value="0.9416476" calcext:value-type="float">
            <text:p>9.42E-01</text:p>
          </table:table-cell>
          <table:table-cell table:style-name="ce7" table:number-columns-repeated="2"/>
          <table:table-cell table:style-name="ce3" office:value-type="float" office:value="24" calcext:value-type="float">
            <text:p>24</text:p>
          </table:table-cell>
          <table:table-cell table:number-columns-repeated="3" table:style-name="ce5" office:value-type="float" office:value="0.994018" calcext:value-type="float">
            <text:p>9.94E-01</text:p>
          </table:table-cell>
          <table:table-cell table:style-name="ce7" table:number-columns-repeated="2"/>
          <table:table-cell table:style-name="ce3" office:value-type="float" office:value="24" calcext:value-type="float">
            <text:p>24</text:p>
          </table:table-cell>
          <table:table-cell table:number-columns-repeated="3" table:style-name="ce5" office:value-type="float" office:value="0.9994002" calcext:value-type="float">
            <text:p>9.99E-01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number-columns-repeated="3" table:style-name="ce5" office:value-type="float" office:value="0.1458931" calcext:value-type="float">
            <text:p>1.46E-01</text:p>
          </table:table-cell>
          <table:table-cell table:style-name="ce7" table:number-columns-repeated="2"/>
          <table:table-cell table:style-name="ce3" office:value-type="float" office:value="360" calcext:value-type="float">
            <text:p>360</text:p>
          </table:table-cell>
          <table:table-cell table:number-columns-repeated="3" table:style-name="ce5" office:value-type="float" office:value="0.9132459" calcext:value-type="float">
            <text:p>9.13E-01</text:p>
          </table:table-cell>
          <table:table-cell table:style-name="ce7" table:number-columns-repeated="2"/>
          <table:table-cell table:style-name="ce3" office:value-type="float" office:value="360" calcext:value-type="float">
            <text:p>360</text:p>
          </table:table-cell>
          <table:table-cell table:number-columns-repeated="3" table:style-name="ce5" office:value-type="float" office:value="0.9910404" calcext:value-type="float">
            <text:p>9.91E-01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float" office:value="1080" calcext:value-type="float">
            <text:p>1080</text:p>
          </table:table-cell>
          <table:table-cell table:number-columns-repeated="3" table:style-name="ce5" office:value-type="float" office:value="0.000609783" calcext:value-type="float">
            <text:p>6.10E-04</text:p>
          </table:table-cell>
          <table:table-cell table:style-name="ce7" table:number-columns-repeated="2"/>
          <table:table-cell table:style-name="ce3" office:value-type="float" office:value="1080" calcext:value-type="float">
            <text:p>1080</text:p>
          </table:table-cell>
          <table:table-cell table:number-columns-repeated="3" table:style-name="ce5" office:value-type="float" office:value="0.7250999" calcext:value-type="float">
            <text:p>7.25E-01</text:p>
          </table:table-cell>
          <table:table-cell table:style-name="ce7" table:number-columns-repeated="2"/>
          <table:table-cell table:style-name="ce3" office:value-type="float" office:value="1080" calcext:value-type="float">
            <text:p>1080</text:p>
          </table:table-cell>
          <table:table-cell table:number-columns-repeated="3" table:style-name="ce5" office:value-type="float" office:value="0.9733584" calcext:value-type="float">
            <text:p>9.73E-01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float" office:value="2520" calcext:value-type="float">
            <text:p>2520</text:p>
          </table:table-cell>
          <table:table-cell table:number-columns-repeated="3" table:style-name="ce5" office:value-type="float" office:value="0.00000001238414" calcext:value-type="float">
            <text:p>1.24E-08</text:p>
          </table:table-cell>
          <table:table-cell table:style-name="ce7" table:number-columns-repeated="2"/>
          <table:table-cell table:style-name="ce3" office:value-type="float" office:value="2520" calcext:value-type="float">
            <text:p>2520</text:p>
          </table:table-cell>
          <table:table-cell table:number-columns-repeated="3" table:style-name="ce5" office:value-type="float" office:value="0.3200949" calcext:value-type="float">
            <text:p>3.20E-01</text:p>
          </table:table-cell>
          <table:table-cell table:style-name="ce7" table:number-columns-repeated="2"/>
          <table:table-cell table:style-name="ce3" office:value-type="float" office:value="2520" calcext:value-type="float">
            <text:p>2520</text:p>
          </table:table-cell>
          <table:table-cell table:number-columns-repeated="3" table:style-name="ce5" office:value-type="float" office:value="0.938798" calcext:value-type="float">
            <text:p>9.39E-01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float" office:value="5400" calcext:value-type="float">
            <text:p>5400</text:p>
          </table:table-cell>
          <table:table-cell table:number-columns-repeated="3" table:style-name="ce5" office:value-type="float" office:value="5.153514E-018" calcext:value-type="float">
            <text:p>5.15E-18</text:p>
          </table:table-cell>
          <table:table-cell table:style-name="ce7" table:number-columns-repeated="2"/>
          <table:table-cell table:style-name="ce3" office:value-type="float" office:value="5400" calcext:value-type="float">
            <text:p>5400</text:p>
          </table:table-cell>
          <table:table-cell table:number-columns-repeated="3" table:style-name="ce5" office:value-type="float" office:value="0.03671645" calcext:value-type="float">
            <text:p>3.67E-02</text:p>
          </table:table-cell>
          <table:table-cell table:style-name="ce7" table:number-columns-repeated="2"/>
          <table:table-cell table:style-name="ce3" office:value-type="float" office:value="5400" calcext:value-type="float">
            <text:p>5400</text:p>
          </table:table-cell>
          <table:table-cell table:number-columns-repeated="3" table:style-name="ce5" office:value-type="float" office:value="0.8701623" calcext:value-type="float">
            <text:p>8.70E-01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float" office:value="11160" calcext:value-type="float">
            <text:p>11160</text:p>
          </table:table-cell>
          <table:table-cell table:number-columns-repeated="3" table:style-name="ce5" office:value-type="float" office:value="8.923523E-037" calcext:value-type="float">
            <text:p>8.92E-37</text:p>
          </table:table-cell>
          <table:table-cell table:style-name="ce7" table:number-columns-repeated="2"/>
          <table:table-cell table:style-name="ce3" office:value-type="float" office:value="11160" calcext:value-type="float">
            <text:p>11160</text:p>
          </table:table-cell>
          <table:table-cell table:number-columns-repeated="3" table:style-name="ce5" office:value-type="float" office:value="0.0004651596" calcext:value-type="float">
            <text:p>4.65E-04</text:p>
          </table:table-cell>
          <table:table-cell table:style-name="ce7" table:number-columns-repeated="2"/>
          <table:table-cell table:style-name="ce3" office:value-type="float" office:value="11160" calcext:value-type="float">
            <text:p>11160</text:p>
          </table:table-cell>
          <table:table-cell table:number-columns-repeated="3" table:style-name="ce5" office:value-type="float" office:value="0.7144759" calcext:value-type="float">
            <text:p>7.14E-01</text:p>
          </table:table-cell>
          <table:table-cell table:style-name="ce1" table:number-columns-repeated="10"/>
          <table:table-cell table:number-columns-repeated="998"/>
        </table:table-row>
        <table:table-row table:style-name="ro1" table:number-rows-repeated="9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">
            <draw:frame table:end-cell-address="Reliability.N63" table:end-x="58.22pt" table:end-y="2.98pt" draw:z-index="0" draw:name="Chart 1" draw:style-name="gr1" draw:text-style-name="P1" svg:width="821.96pt" svg:height="542.21pt" svg:x="51pt" svg:y="9.01pt">
              <draw:object draw:notify-on-update-of-ranges="Reliability.G5:Reliability.G10 Reliability.H5:Reliability.H10 Reliability.B5:Reliability.B10 Reliability.N5:Reliability.N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8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ailability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u</text:p>
          </table:table-cell>
          <table:table-cell table:style-name="ce8" table:number-columns-repeated="2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10^(-2)</text:p>
          </table:table-cell>
          <table:table-cell table:style-name="ce8" office:value-type="string" calcext:value-type="string">
            <text:p>10^(-3)</text:p>
          </table:table-cell>
          <table:table-cell table:style-name="ce8" office:value-type="string" calcext:value-type="string">
            <text:p>10^(-4)</text:p>
          </table:table-cell>
          <table:table-cell table:style-name="ce1">
            <draw:frame table:end-cell-address="Availability.S24" table:end-x="13.58pt" table:end-y="2.24pt" draw:z-index="0" draw:name="Chart 2" draw:style-name="gr1" draw:text-style-name="P1" svg:width="622.46pt" svg:height="249.73pt" svg:x="7.51pt" svg:y="7.51pt">
              <draw:object draw:notify-on-update-of-ranges="Availability.A5:Availability.A7 Availability.B5:Availability.B7 Availability.C5:Availability.C7 Availability.D5:Availability.D7 Availability.E3:Availability.E4 Availability.E5:Availability.E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8" office:value-type="string" calcext:value-type="string">
            <text:p>lambda</text:p>
          </table:table-cell>
          <table:table-cell table:style-name="ce8" office:value-type="string" calcext:value-type="string">
            <text:p>10^(-2)</text:p>
          </table:table-cell>
          <table:table-cell table:style-name="ce9" office:value-type="float" office:value="0.2142857" calcext:value-type="float">
            <text:p>2.143E-01</text:p>
          </table:table-cell>
          <table:table-cell table:style-name="ce9" office:value-type="float" office:value="0.005767646" calcext:value-type="float">
            <text:p>5.768E-03</text:p>
          </table:table-cell>
          <table:table-cell table:style-name="ce9" office:value-type="float" office:value="0.00006567767" calcext:value-type="float">
            <text:p>6.568E-0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8" office:value-type="string" calcext:value-type="string">
            <text:p>10^(-3)</text:p>
          </table:table-cell>
          <table:table-cell table:style-name="ce9" office:value-type="float" office:value="0.8202324" calcext:value-type="float">
            <text:p>8.202E-01</text:p>
          </table:table-cell>
          <table:table-cell table:style-name="ce9" office:value-type="float" office:value="0.2142857" calcext:value-type="float">
            <text:p>2.143E-01</text:p>
          </table:table-cell>
          <table:table-cell table:style-name="ce9" office:value-type="float" office:value="0.005767646" calcext:value-type="float">
            <text:p>5.768E-0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8" office:value-type="string" calcext:value-type="string">
            <text:p>10^(-4)</text:p>
          </table:table-cell>
          <table:table-cell table:style-name="ce9" office:value-type="float" office:value="0.9802009" calcext:value-type="float">
            <text:p>9.802E-01</text:p>
          </table:table-cell>
          <table:table-cell table:style-name="ce9" office:value-type="float" office:value="0.8202324" calcext:value-type="float">
            <text:p>8.202E-01</text:p>
          </table:table-cell>
          <table:table-cell table:style-name="ce9" office:value-type="float" office:value="0.2142857" calcext:value-type="float">
            <text:p>2.143E-01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93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liability" style:display-name="PageStyle_Reli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ailability" style:display-name="PageStyle_Avail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5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4f81bd" draw:fill-color="#4f81bd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c0504d" draw:fill-color="#c0504d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 style:data-style-name="N0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9bbb59" draw:fill-color="#9bbb59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8.998cm" svg:height="19.129cm" xlink:href=".." xlink:type="simple" chart:class="chart:line" chart:style-name="ch1">
        <chart:legend chart:legend-position="end" svg:x="25.299cm" svg:y="8.767cm" style:legend-expansion="high" chart:style-name="ch2"/>
        <chart:plot-area chart:style-name="ch3" table:cell-range-address="Reliability.G5:Reliability.H10 Reliability.B5:Reliability.B10 Reliability.N5:Reliability.N10" chart:data-source-has-labels="both" svg:x="4.167cm" svg:y="3.728cm" svg:width="23.874cm" svg:height="13.174cm">
          <chartooo:coordinate-region svg:x="4.744cm" svg:y="3.928cm" svg:width="22.832cm" svg:height="12.477cm"/>
          <chart:axis chart:dimension="x" chart:name="primary-x" chart:style-name="ch4" chartooo:axis-type="text">
            <chart:title svg:x="15.458cm" svg:y="17.285cm" chart:style-name="ch5">
              <text:p>time (h)</text:p>
            </chart:title>
            <chart:categories table:cell-range-address="Reliability.G5:Reliability.G10"/>
          </chart:axis>
          <chart:axis chart:dimension="y" chart:name="primary-y" chart:style-name="ch6">
            <chart:title svg:x="2.979cm" svg:y="11.596cm" chart:style-name="ch7">
              <text:p>Mean Reliability</text:p>
            </chart:title>
            <chart:grid chart:style-name="ch8" chart:class="major"/>
          </chart:axis>
          <chart:series chart:style-name="ch9" chart:values-cell-range-address="Reliability.H5:Reliability.H10" loext:label-string="&quot;Lambda 10^(-3)&quot;" chart:class="chart:line">
            <chart:data-point chart:repeated="2"/>
            <chart:data-point chart:style-name="ch10"/>
            <chart:data-point/>
            <chart:data-point chart:style-name="ch10" chart:repeated="2"/>
          </chart:series>
          <chart:series chart:style-name="ch11" chart:values-cell-range-address="Reliability.B5:Reliability.B10" loext:label-string="&quot;Lambda 10^(-2)&quot;" chart:class="chart:line">
            <chart:data-point chart:repeated="4"/>
            <chart:data-point chart:style-name="ch10"/>
            <chart:data-point/>
          </chart:series>
          <chart:series chart:style-name="ch12" chart:values-cell-range-address="Reliability.N5:Reliability.N10" loext:label-string="&quot;Lambda 10^(-4)&quot;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 10^(-3)</text:p>
              </table:table-cell>
              <table:table-cell office:value-type="string">
                <text:p>Lambda 10^(-2)</text:p>
              </table:table-cell>
              <table:table-cell office:value-type="string">
                <text:p>Lambda 10^(-4)</text:p>
              </table:table-cell>
            </table:table-row>
          </table:table-header-rows>
          <table:table-rows>
            <table:table-row>
              <table:table-cell office:value-type="float" office:value="24">
                <text:p>24</text:p>
                <draw:g>
                  <svg:desc>Reliability.G5:Reliability.G10</svg:desc>
                </draw:g>
              </table:table-cell>
              <table:table-cell office:value-type="float" office:value="0.994018">
                <text:p>0.994018</text:p>
                <draw:g>
                  <svg:desc>Reliability.H5:Reliability.H10</svg:desc>
                </draw:g>
              </table:table-cell>
              <table:table-cell office:value-type="float" office:value="0.9416476">
                <text:p>0.9416476</text:p>
                <draw:g>
                  <svg:desc>Reliability.B5:Reliability.B10</svg:desc>
                </draw:g>
              </table:table-cell>
              <table:table-cell office:value-type="float" office:value="0.9994002">
                <text:p>0.9994002</text:p>
                <draw:g>
                  <svg:desc>Reliability.N5:Reliability.N10</svg:desc>
                </draw:g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132459">
                <text:p>0.9132459</text:p>
              </table:table-cell>
              <table:table-cell office:value-type="float" office:value="0.1458931">
                <text:p>0.1458931</text:p>
              </table:table-cell>
              <table:table-cell office:value-type="float" office:value="0.9910404">
                <text:p>0.991040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7250999">
                <text:p>0.7250999</text:p>
              </table:table-cell>
              <table:table-cell office:value-type="float" office:value="0.000609783">
                <text:p>0.000609783</text:p>
              </table:table-cell>
              <table:table-cell office:value-type="float" office:value="0.9733584">
                <text:p>0.9733584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0.3200949">
                <text:p>0.3200949</text:p>
              </table:table-cell>
              <table:table-cell office:value-type="float" office:value="0.00000001238414">
                <text:p>0.00000001238414</text:p>
              </table:table-cell>
              <table:table-cell office:value-type="float" office:value="0.938798">
                <text:p>0.938798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3671645">
                <text:p>0.03671645</text:p>
              </table:table-cell>
              <table:table-cell office:value-type="float" office:value="5.153514E-018">
                <text:p>5.153514E-018</text:p>
              </table:table-cell>
              <table:table-cell office:value-type="float" office:value="0.8701623">
                <text:p>0.8701623</text:p>
              </table:table-cell>
            </table:table-row>
            <table:table-row>
              <table:table-cell office:value-type="float" office:value="11160">
                <text:p>11160</text:p>
              </table:table-cell>
              <table:table-cell office:value-type="float" office:value="0.0004651596">
                <text:p>0.0004651596</text:p>
              </table:table-cell>
              <table:table-cell office:value-type="float" office:value="8.923523E-037">
                <text:p>8.923523E-037</text:p>
              </table:table-cell>
              <table:table-cell office:value-type="float" office:value="0.7144759">
                <text:p>0.7144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27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127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0" style:family="chart" style:data-style-name="N127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96cm" svg:height="8.811cm" xlink:href=".." xlink:type="simple" chart:class="chart:bar" chart:style-name="ch1">
        <chart:legend chart:legend-position="end" svg:x="19.591cm" svg:y="3.359cm" style:legend-expansion="high" chart:style-name="ch2"/>
        <chart:plot-area chart:style-name="ch3" table:cell-range-address="Availability.A5:Availability.E7 Availability.E3:Availability.E4" chart:data-source-has-labels="both" svg:x="0.439cm" svg:y="0.176cm" svg:width="18.713cm" svg:height="8.459cm">
          <chartooo:coordinate-region svg:x="1.537cm" svg:y="0.376cm" svg:width="17.615cm" svg:height="7.612cm"/>
          <chart:axis chart:dimension="x" chart:name="primary-x" chart:style-name="ch4" chartooo:axis-type="text">
            <chart:categories table:cell-range-address="Availability.A5:Availability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ailability.B5:Availability.B7" loext:label-string="&quot;mu 10^(-2)&quot;" chart:class="chart:bar">
            <chart:data-point chart:repeated="3"/>
          </chart:series>
          <chart:series chart:style-name="ch8" chart:values-cell-range-address="Availability.C5:Availability.C7" loext:label-string="&quot;10^(-3)&quot;" chart:class="chart:bar">
            <chart:data-point chart:repeated="3"/>
          </chart:series>
          <chart:series chart:style-name="ch9" chart:values-cell-range-address="Availability.D5:Availability.D7" loext:label-string="&quot;10^(-4)&quot;" chart:class="chart:bar">
            <chart:data-point chart:repeated="3"/>
          </chart:series>
          <chart:series chart:style-name="ch10" chart:values-cell-range-address="Availability.E5:Availability.E7" chart:label-cell-address="Availability.E3:Availability.E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 10^(-2)</text:p>
              </table:table-cell>
              <table:table-cell office:value-type="string">
                <text:p>10^(-3)</text:p>
              </table:table-cell>
              <table:table-cell office:value-type="string">
                <text:p>10^(-4)</text:p>
              </table:table-cell>
              <table:table-cell office:value-type="string">
                <text:p>10^(-4)</text:p>
                <text:list>
                  <text:list-item>
                    <text:p/>
                  </text:list-item>
                  <text:list-item>
                    <text:p>10^(-4)</text:p>
                  </text:list-item>
                </text:list>
                <draw:g>
                  <svg:desc>Availability.E3:Availability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mbda</text:p>
                <draw:g>
                  <svg:desc>Availability.A5:Availability.A7</svg:desc>
                </draw:g>
              </table:table-cell>
              <table:table-cell office:value-type="float" office:value="NaN">
                <text:p>NaN</text:p>
                <draw:g>
                  <svg:desc>Availability.B5:Availability.B7</svg:desc>
                </draw:g>
              </table:table-cell>
              <table:table-cell office:value-type="float" office:value="0.2142857">
                <text:p>0.2142857</text:p>
                <draw:g>
                  <svg:desc>Availability.C5:Availability.C7</svg:desc>
                </draw:g>
              </table:table-cell>
              <table:table-cell office:value-type="float" office:value="0.005767646">
                <text:p>0.005767646</text:p>
                <draw:g>
                  <svg:desc>Availability.D5:Availability.D7</svg:desc>
                </draw:g>
              </table:table-cell>
              <table:table-cell office:value-type="float" office:value="0.00006567767">
                <text:p>0.00006567767</text:p>
                <draw:g>
                  <svg:desc>Availability.E5:Availability.E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202324">
                <text:p>0.8202324</text:p>
              </table:table-cell>
              <table:table-cell office:value-type="float" office:value="0.2142857">
                <text:p>0.2142857</text:p>
              </table:table-cell>
              <table:table-cell office:value-type="float" office:value="0.005767646">
                <text:p>0.005767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802009">
                <text:p>0.9802009</text:p>
              </table:table-cell>
              <table:table-cell office:value-type="float" office:value="0.8202324">
                <text:p>0.8202324</text:p>
              </table:table-cell>
              <table:table-cell office:value-type="float" office:value="0.2142857">
                <text:p>0.2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